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2.84cm" fo:min-width="2.59cm" fo:padding-top="0.139cm" fo:padding-bottom="0.139cm" fo:padding-left="0.264cm" fo:padding-right="0.264cm"/>
    </style:style>
    <style:style style:name="gr2" style:family="graphic" style:parent-style-name="objectwithoutfill">
      <style:graphic-properties draw:stroke="soli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1.799cm" fo:min-width="1.552cm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97cm"/>
    </style:style>
    <style:style style:name="gr7" style:family="graphic" style:parent-style-name="standard">
      <style:graphic-properties svg:stroke-color="#000000" draw:marker-start="Rounded_20_short_20_Arrow" draw:marker-start-width="0.3cm" draw:marker-end="Rounded_20_short_20_Arrow" draw:marker-end-width="0.3cm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>
          <draw:custom-shape draw:style-name="gr1" draw:text-style-name="P1" draw:layer="layout" svg:width="4.408cm" svg:height="4.408cm" svg:x="2.84cm" svg:y="3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985cm" svg:y1="3.09cm" svg:x2="5.072cm" svg:y2="7.512cm">
            <text:p/>
          </draw:line>
          <draw:line draw:style-name="gr2" draw:text-style-name="P2" draw:layer="layout" svg:x1="2.84cm" svg:y1="5.457cm" svg:x2="7.248cm" svg:y2="5.339cm">
            <text:p/>
          </draw:line>
          <draw:line draw:style-name="gr2" draw:text-style-name="P2" draw:layer="layout" svg:x1="3.311cm" svg:y1="3.884cm" svg:x2="6.646cm" svg:y2="6.821cm">
            <text:p/>
          </draw:line>
          <draw:line draw:style-name="gr2" draw:text-style-name="P2" draw:layer="layout" svg:x1="3.545cm" svg:y1="6.967cm" svg:x2="6.586cm" svg:y2="3.736cm">
            <text:p/>
          </draw:line>
          <draw:custom-shape draw:style-name="gr3" draw:text-style-name="P1" draw:layer="layout" svg:width="2.94cm" svg:height="2.937cm" svg:x="3.565cm" svg:y="3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2" draw:layer="layout" svg:x1="6.8cm" svg:y1="2.39cm" svg:x2="6.35cm" svg:y2="3.16cm">
          <text:p/>
        </draw:line>
        <draw:line draw:style-name="gr4" draw:text-style-name="P2" draw:layer="layout" svg:x1="8.24cm" svg:y1="3.92cm" svg:x2="7.42cm" svg:y2="4.41cm">
          <text:p/>
        </draw:line>
        <draw:frame draw:style-name="gr5" draw:text-style-name="P3" draw:layer="layout" svg:width="3.118cm" svg:height="0.763cm" svg:x="6.83cm" svg:y="1.747cm">
          <draw:text-box>
            <text:p><text:span text:style-name="T1">Read pointer</text:span></text:p>
          </draw:text-box>
        </draw:frame>
        <draw:frame draw:style-name="gr6" draw:text-style-name="P3" draw:layer="layout" svg:width="3.097cm" svg:height="0.763cm" svg:x="7.743cm" svg:y="3.25cm">
          <draw:text-box draw:corner-radius="0.58cm">
            <text:p><text:span text:style-name="T1">Write pointer</text:span></text:p>
          </draw:text-box>
        </draw:frame>
        <draw:line draw:style-name="gr7" draw:text-style-name="P4" draw:layer="layout" svg:x1="3.03cm" svg:y1="4.51cm" svg:x2="3.62cm" svg:y2="4.85cm">
          <text:p/>
        </draw:line>
        <draw:line draw:style-name="gr8" draw:text-style-name="P2" draw:layer="layout" svg:x1="3.32cm" svg:y1="4.33cm" svg:x2="2.7cm" svg:y2="2.65cm">
          <text:p/>
        </draw:line>
        <draw:frame draw:style-name="gr9" draw:text-style-name="P3" draw:layer="layout" svg:width="3.639cm" svg:height="0.763cm" svg:x="1.552cm" svg:y="1.897cm">
          <draw:text-box>
            <text:p><text:span text:style-name="T1">RingWidth_t</text:span></text:p>
          </draw:text-box>
        </draw:frame>
        <draw:frame draw:style-name="gr10" draw:text-style-name="P6" draw:layer="layout" svg:width="0.777cm" svg:height="0.806cm" svg:x="5.293cm" svg:y="3.194cm">
          <draw:text-box>
            <text:p text:style-name="P5"><text:span text:style-name="T2">0</text:span></text:p>
          </draw:text-box>
        </draw:frame>
        <draw:frame draw:style-name="gr10" draw:text-style-name="P6" draw:layer="layout" svg:width="1.302cm" svg:height="0.806cm" svg:x="3.59cm" svg:y="3.244cm">
          <draw:text-box>
            <text:p text:style-name="P5"><text:span text:style-name="T2">N-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22:51:07.253000000</meta:creation-date>
    <dc:date>2016-06-02T18:17:59.061000000</dc:date>
    <meta:editing-duration>PT1H9S</meta:editing-duration>
    <meta:editing-cycles>3</meta:editing-cycles>
    <meta:generator>LibreOffice/5.1.2.2$Windows_x86 LibreOffice_project/d3bf12ecb743fc0d20e0be0c58ca359301eb705f</meta:generator>
    <meta:document-statistic meta:object-count="16"/>
  </office:meta>
</office:document-meta>
</file>